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" svg:font-family="arial, sans-serif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 style:master-page-name="">
      <style:table-properties style:width="19.507cm" fo:margin-left="0.083cm" style:page-number="auto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0.813cm"/>
    </style:style>
    <style:style style:name="Table1.C" style:family="table-column">
      <style:table-column-properties style:column-width="2.177cm"/>
    </style:style>
    <style:style style:name="Table1.D" style:family="table-column">
      <style:table-column-properties style:column-width="1.72cm"/>
    </style:style>
    <style:style style:name="Table1.E" style:family="table-column">
      <style:table-column-properties style:column-width="1.558cm"/>
    </style:style>
    <style:style style:name="Table1.F" style:family="table-column">
      <style:table-column-properties style:column-width="2.843cm"/>
    </style:style>
    <style:style style:name="Table1.G" style:family="table-column">
      <style:table-column-properties style:column-width="0.891cm"/>
    </style:style>
    <style:style style:name="Table1.H" style:family="table-column">
      <style:table-column-properties style:column-width="6.8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2.346cm" fo:keep-together="auto"/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86cm" fo:keep-together="auto"/>
    </style:style>
    <style:style style:name="Table1.A3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616cm" fo:keep-together="auto"/>
    </style:style>
    <style:style style:name="Table1.A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e8f2a1" fo:padding="0.097cm" fo:border-left="0.5pt solid #000000" fo:border-right="0.5pt solid #000000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7" style:family="table-cell">
      <style:table-cell-properties style:vertical-align="middle" fo:background-color="#2a60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27" style:family="table-row">
      <style:table-row-properties style:min-row-height="0.993cm" fo:keep-together="auto"/>
    </style:style>
    <style:style style:name="Table1.A28" style:family="table-cell">
      <style:table-cell-properties style:vertical-align="middle"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rsid="020b28b8" officeooo:paragraph-rsid="020b28b8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96f8" officeooo:paragraph-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94ce9" officeooo:paragraph-rsid="02094c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696f8" officeooo:paragraph-rsid="020696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696f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696f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696f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866f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866fc" officeooo:paragraph-rsid="020866f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66fc" officeooo:paragraph-rsid="020866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officeooo:rsid="020866fc" officeooo:paragraph-rsid="020866fc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b28b8" officeooo:paragraph-rsid="020b28b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1fd847c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094ce9" officeooo:paragraph-rsid="02094ce9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094ce9" officeooo:paragraph-rsid="02094ce9" style:font-weight-asian="bold" style:font-weight-complex="bold"/>
    </style:style>
    <style:style style:name="P34" style:family="paragraph" style:parent-style-name="Standard">
      <style:text-properties fo:language="gl" fo:country="ES"/>
    </style:style>
    <style:style style:name="P35" style:family="paragraph" style:parent-style-name="Standard">
      <style:text-properties fo:color="#c9211e"/>
    </style:style>
    <style:style style:name="P36" style:family="paragraph" style:parent-style-name="Standard" style:list-style-name="L3">
      <style:text-properties fo:color="#c9211e"/>
    </style:style>
    <style:style style:name="P37" style:family="paragraph" style:parent-style-name="Standard">
      <style:paragraph-properties fo:margin-top="0cm" fo:margin-bottom="0.051cm" loext:contextual-spacing="false"/>
      <style:text-properties officeooo:paragraph-rsid="020d1b58"/>
    </style:style>
    <style:style style:name="P38" style:family="paragraph" style:parent-style-name="Standard">
      <style:paragraph-properties fo:margin-top="0cm" fo:margin-bottom="0.051cm" loext:contextual-spacing="false"/>
      <style:text-properties officeooo:rsid="020e3d36" officeooo:paragraph-rsid="020e3d36"/>
    </style:style>
    <style:style style:name="P39" style:family="paragraph" style:parent-style-name="Standard" style:list-style-name="L4">
      <style:paragraph-properties fo:margin-top="0cm" fo:margin-bottom="0.051cm" loext:contextual-spacing="false"/>
      <style:text-properties officeooo:paragraph-rsid="020e3d36"/>
    </style:style>
    <style:style style:name="P40" style:family="paragraph" style:parent-style-name="Standard">
      <style:paragraph-properties fo:margin-top="0cm" fo:margin-bottom="0.051cm" loext:contextual-spacing="false"/>
      <style:text-properties officeooo:paragraph-rsid="020e9372"/>
    </style:style>
    <style:style style:name="P4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.201cm" fo:margin-bottom="0.252cm" loext:contextual-spacing="false" fo:line-height="100%" fo:text-align="center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officeooo:paragraph-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05651"/>
    </style:style>
    <style:style style:name="P5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057d92"/>
    </style:style>
    <style:style style:name="P51" style:family="paragraph" style:parent-style-name="Table_20_Contents" style:list-style-name="L3">
      <loext:graphic-properties draw:fill="none"/>
      <style:paragraph-properties fo:margin-left="0.199cm" fo:margin-right="0cm" fo:margin-top="0.201cm" fo:margin-bottom="0.252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866fc" officeooo:paragraph-rsid="020866f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officeooo:paragraph-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20d1b58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fe698a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6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0d1b58" officeooo:paragraph-rsid="020d1b58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5651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0e9372" officeooo:paragraph-rsid="020e9372" style:font-weight-asian="bold" style:font-weight-complex="bold"/>
    </style:style>
    <style:style style:name="P6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0d2db" officeooo:paragraph-rsid="0210d2db"/>
    </style:style>
    <style:style style:name="P69" style:family="paragraph" style:parent-style-name="Table_20_Contents" style:list-style-name="L3">
      <loext:graphic-properties draw:fill="none"/>
      <style:paragraph-properties fo:margin-left="-1.101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9372" officeooo:paragraph-rsid="020e93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9372" officeooo:paragraph-rsid="020e93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05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94ce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1f8bd8b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1928930"/>
    </style:style>
    <style:style style:name="T15" style:family="text">
      <style:text-properties officeooo:rsid="01ebef80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d2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style:font-name="Liberation Sans" fo:font-weight="bold" officeooo:rsid="01f937a8" style:font-weight-asian="bold" style:font-weight-complex="bold"/>
    </style:style>
    <style:style style:name="T26" style:family="text">
      <style:text-properties fo:color="#ffffff" style:font-name="Liberation Sans" fo:font-weight="bold" officeooo:rsid="01fc0802" style:font-weight-asian="bold" style:font-weight-complex="bold"/>
    </style:style>
    <style:style style:name="T27" style:family="text">
      <style:text-properties fo:color="#ffffff" style:font-name="Liberation Sans" fo:font-weight="bold" officeooo:rsid="01fe698a" style:font-weight-asian="bold" style:font-weight-complex="bold"/>
    </style:style>
    <style:style style:name="T28" style:family="text">
      <style:text-properties fo:color="#ffffff" style:font-name="Liberation Sans" fo:font-weight="bold" officeooo:rsid="020d1b58" style:font-weight-asian="bold" style:font-weight-complex="bold"/>
    </style:style>
    <style:style style:name="T29" style:family="text">
      <style:text-properties fo:color="#ffffff" style:font-name="Liberation Sans" fo:font-weight="bold" officeooo:rsid="0210d2db" style:font-weight-asian="bold" style:font-weight-complex="bold"/>
    </style:style>
    <style:style style:name="T30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c9211e" style:text-outline="false" style:text-line-through-style="none" style:text-line-through-type="none" style:text-position="super 58%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c9211e" style:text-outline="false" style:text-line-through-style="none" style:text-line-through-type="none" style:text-position="super 58%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8" style:family="text">
      <style:text-properties style:text-position="0% 100%"/>
    </style:style>
    <style:style style:name="T39" style:family="text">
      <style:text-properties style:text-position="0% 100%" officeooo:rsid="02105651"/>
    </style:style>
    <style:style style:name="T40" style:family="text">
      <style:text-properties style:text-position="0% 100%" officeooo:rsid="0210d2db"/>
    </style:style>
    <style:style style:name="T41" style:family="text">
      <style:text-properties fo:language="gl" fo:country="ES"/>
    </style:style>
    <style:style style:name="T42" style:family="text">
      <style:text-properties fo:language="gl" fo:country="ES" officeooo:rsid="020d1b58"/>
    </style:style>
    <style:style style:name="T43" style:family="text">
      <style:text-properties fo:language="gl" fo:country="ES" fo:font-weight="bold" officeooo:rsid="020d1b58" style:font-weight-asian="bold" style:font-weight-complex="bold"/>
    </style:style>
    <style:style style:name="T44" style:family="text">
      <style:text-properties fo:language="gl" fo:country="ES" fo:font-weight="bold" officeooo:rsid="020e3d36" style:font-weight-asian="bold" style:font-weight-complex="bold"/>
    </style:style>
    <style:style style:name="T45" style:family="text">
      <style:text-properties fo:language="gl" fo:country="ES" officeooo:rsid="020e3d36"/>
    </style:style>
    <style:style style:name="T46" style:family="text">
      <style:text-properties fo:language="gl" fo:country="ES" officeooo:rsid="020e9372"/>
    </style:style>
    <style:style style:name="T47" style:family="text">
      <style:text-properties fo:language="gl" fo:country="ES" officeooo:rsid="020ec431"/>
    </style:style>
    <style:style style:name="T48" style:family="text">
      <style:text-properties officeooo:rsid="020e3d36"/>
    </style:style>
    <style:style style:name="T49" style:family="text">
      <style:text-properties officeooo:rsid="020e9372"/>
    </style:style>
    <style:style style:name="T50" style:family="text">
      <style:text-properties officeooo:rsid="020ec431"/>
    </style:style>
    <style:style style:name="T51" style:family="text">
      <style:text-properties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2105651"/>
    </style:style>
    <style:style style:name="T54" style:family="text">
      <style:text-properties officeooo:rsid="02105651"/>
    </style:style>
    <style:style style:name="T55" style:family="text">
      <style:text-properties fo:font-variant="normal" fo:text-transform="none" fo:color="#202124" style:text-position="0% 100%" style:font-name="arial" fo:font-size="22.5pt" fo:letter-spacing="normal" officeooo:rsid="0210d2db"/>
    </style:style>
    <style:style style:name="T56" style:family="text">
      <style:text-properties fo:font-variant="normal" fo:text-transform="none" style:text-position="0% 100%" fo:letter-spacing="normal"/>
    </style:style>
    <style:style style:name="T57" style:family="text">
      <style:text-properties fo:font-variant="normal" fo:text-transform="none" style:text-position="0% 100%" fo:letter-spacing="normal" officeooo:rsid="0210d2db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20ec431"/>
    </style:style>
    <style:style style:name="T60" style:family="text">
      <style:text-properties officeooo:rsid="0210d2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<text:span text:style-name="T16">PRÁCTICA</text:span><text:span text:style-name="T17"> MME – </text:span><text:span text:style-name="T16">UD01-</text:span><text:span text:style-name="T19">05</text:span><text:span text:style-name="T18"> – </text:span><text:span text:style-name="T23">Unidades de medid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15">Sinatura</text:span></text:p>
          </table:table-cell>
        </table:table-row>
        <table:table-row table:style-name="TableLine94753321309072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63"><text:span text:style-name="T30">PRÁCTICA: <text:s/></text:span><text:span text:style-name="T31">Unidades de medida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list xml:id="list2730790324" text:style-name="L1">
              <text:list-header>
                <text:p text:style-name="P58"><text:span text:style-name="T14">M</text:span>aterial preciso:</text:p>
              </text:list-header>
              <text:list-item>
                <text:p text:style-name="P53">Máquina virtual con Xubuntu. </text:p>
              </text:list-item>
              <text:list-item>
                <text:p text:style-name="P54">Tarxeta de rede en nat</text:p>
              </text:list-item>
              <text:list-item>
                <text:p text:style-name="P54">RAM: 2GB</text:p>
              </text:list-item>
              <text:list-item>
                <text:p text:style-name="P56">Navegador</text:p>
              </text:list-item>
              <text:list-item>
                <text:p text:style-name="P57"><text:a xlink:type="simple" xlink:href="https://edubelay.github.io/MME-blog//unidade01/resumos/UD01-unidades_medida.pdf" text:style-name="Internet_20_link" text:visited-style-name="Visited_20_Internet_20_Link">Folla resumo das unidades de medida</text:a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60">Comandos a estudar</text:p>
            <text:list xml:id="list74432025942700" text:continue-numbering="true" text:style-name="L1">
              <text:list-item>
                <text:p text:style-name="P64"><text:span text:style-name="T6">d</text:span><text:span text:style-name="T3">f</text:span></text:p>
              </text:list-item>
              <text:list-item>
                <text:p text:style-name="P68"><text:span text:style-name="T6">l</text:span><text:span text:style-name="T3">s </text:span></text:p>
              </text:list-item>
              <text:list-item>
                <text:p text:style-name="P61"><text:span text:style-name="T6">du</text:span><text:span text:style-name="T7"> </text:span></text:p>
              </text:list-item>
            </text:list>
            <text:p text:style-name="P59">Outros comandos empregados:</text:p>
            <text:list xml:id="list74433463854238" text:continue-numbering="true" text:style-name="L1">
              <text:list-item>
                <text:p text:style-name="P61"><text:span text:style-name="T6">wget </text:span><text:span text:style-name="T7"><text:s/></text:span></text:p>
              </text:list-item>
              <text:list-item>
                <text:p text:style-name="P55"/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3" table:number-columns-spanned="8" office:value-type="string">
            <text:p text:style-name="P62"><text:span text:style-name="T20"><text:s/></text:span><text:span text:style-name="T21">A) </text:span><text:span text:style-name="T22"><text:s/></text:span><text:span text:style-name="T19">O comando d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p text:style-name="P37"><text:span text:style-name="T42">O</text:span><text:span text:style-name="T41"> comando </text:span><text:a xlink:type="simple" xlink:href="https://www.mkssoftware.com/docs/man1/df.1.asp" text:style-name="Internet_20_link" text:visited-style-name="Visited_20_Internet_20_Link"><text:span text:style-name="T43">df</text:span></text:a><text:span text:style-name="T42"> (disk free) </text:span><text:span text:style-name="T41"><text:s/></text:span><text:span text:style-name="T42">infórmanos da cantidade de espazo libre, ocupado e total no disco. </text:span></text:p>
            <text:p text:style-name="P37"><text:span text:style-name="T42">Cando o executamos móstranos a cantidade de espazo total en todos os sistemas de arquivos montados no sistema. </text:span></text:p>
            <text:p text:style-name="P37"><text:span text:style-name="T42"/></text:p>
            <text:p text:style-name="P38"><text:span text:style-name="T42">T</text:span><text:span text:style-name="T41">emos os seguintes parámetros:</text:span></text:p>
            <text:list xml:id="list1210220337" text:style-name="L4">
              <text:list-item>
                <text:p text:style-name="P39"><text:span text:style-name="T44">-h </text:span><text:span text:style-name="T45">: Obtén os tamaños nun formato compresible para os humanos. (G</text:span><text:span text:style-name="T47">iB</text:span><text:span text:style-name="T45">, M</text:span><text:span text:style-name="T47">iB</text:span><text:span text:style-name="T45"> ou K</text:span><text:span text:style-name="T47">iB</text:span><text:span text:style-name="T45">.) Recorda que neste caso emprega potencias de 1024. </text:span></text:p>
              </text:list-item>
              <text:list-item>
                <text:p text:style-name="P39"><text:span text:style-name="T44">-H </text:span><text:span text:style-name="T45">: Obtén os tamaños nun formato compresible para os humanos. (Gb, Mb ou Kb.) Recorda que neste caso emprega potencias de 1000. </text:span></text:p>
              </text:list-item>
              <text:list-item>
                <text:p text:style-name="P39"><text:span text:style-name="T44">-m: </text:span><text:span text:style-name="T45">Obtén os tamaños en Mb</text:span></text:p>
              </text:list-item>
            </text:list>
            <text:p text:style-name="P40"><text:span text:style-name="T45">N</text:span><text:span text:style-name="T46">a seguinte </text:span><text:a xlink:type="simple" xlink:href="https://asciinema.org/a/4DjFuUf1ljqTooqZipqRaCMhH" text:style-name="Internet_20_link" text:visited-style-name="Visited_20_Internet_20_Link">ligazón</text:a><text:span text:style-name="T46"><text:note text:id="ftn0" text:note-class="footnote"><text:note-citation>1</text:note-citation><text:note-body><text:p text:style-name="Footnote"><text:s/><text:span text:style-name="T49">Exemplo de uso do comando df: </text:span><text:a xlink:type="simple" xlink:href="https://asciinema.org/a/4DjFuUf1ljqTooqZipqRaCMhH" text:style-name="Internet_20_link" text:visited-style-name="Visited_20_Internet_20_Link"><text:span text:style-name="T49">https://asciinema.org/a/4DjFuUf1ljqTooqZipqRaCMhH</text:span></text:a><text:span text:style-name="T49"> </text:span></text:p></text:note-body></text:note></text:span><text:span text:style-name="T46"> podes ollar un exemplo de uso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table:number-columns-spanned="8" office:value-type="string">
            <text:p text:style-name="P67">A continuación na máquina virtual proporcionada tes que obter o <text:span text:style-name="T58">tamaño </text:span><text:span text:style-name="T59">total</text:span> das seguintes particións en potencias de 1000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2" office:value-type="string">
            <text:list xml:id="list1798849027" text:style-name="L3">
              <text:list-header>
                <text:p text:style-name="P70">Partición</text:p>
              </text:list-header>
            </text:list>
          </table:table-cell>
          <table:covered-table-cell/>
          <table:table-cell table:style-name="Table1.A6" table:number-columns-spanned="2" office:value-type="string">
            <text:p text:style-name="P46">Tamaño <text:span text:style-name="T51">(indica en que unidades se mostra)</text:span></text:p>
          </table:table-cell>
          <table:covered-table-cell/>
          <table:table-cell table:style-name="Table1.A6" table:number-columns-spanned="2" office:value-type="string">
            <text:p text:style-name="P47">Comando empregado</text:p>
          </table:table-cell>
          <table:covered-table-cell/>
          <table:table-cell table:style-name="Table1.G6" table:number-columns-spanned="2" office:value-type="string">
            <text:p text:style-name="P47">Expresa as contas realizadas para obter o tamaño en <text:s/><text:span text:style-name="T48">K</text:span>iB ,MiB ou GiB 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3"><text:s/>/dev/sda3 </text:p>
          </table:table-cell>
          <table:covered-table-cell/>
          <table:table-cell table:style-name="Table1.A7" table:number-columns-spanned="2" office:value-type="string">
            <text:list xml:id="list74431561275071" text:continue-numbering="true" text:style-name="L3">
              <text:list-header>
                <text:p text:style-name="P69">10G <text:s text:c="3"/>10G</text:p>
              </text:list-header>
            </text:list>
          </table:table-cell>
          <table:covered-table-cell/>
          <table:table-cell table:style-name="Table1.A7" table:number-columns-spanned="2" office:value-type="string">
            <text:p text:style-name="P16">df /dev/sda3 -H</text:p>
          </table:table-cell>
          <table:covered-table-cell/>
          <table:table-cell table:style-name="Table1.A4" table:number-columns-spanned="2" office:value-type="string">
            <text:p text:style-name="P41">10GB =&gt; 10 * 1000<text:span text:style-name="T52">3</text:span><text:span text:style-name="T38">/1024</text:span><text:span text:style-name="T52">3 <text:s/></text:span><text:span text:style-name="T39">= 9,3132 GiB</text:span>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/dev/sda2</text:p>
          </table:table-cell>
          <table:covered-table-cell/>
          <table:table-cell table:style-name="Table1.A7" table:number-columns-spanned="2" office:value-type="string">
            <text:p text:style-name="P18">537M</text:p>
          </table:table-cell>
          <table:covered-table-cell/>
          <table:table-cell table:style-name="Table1.A7" table:number-columns-spanned="2" office:value-type="string">
            <text:p text:style-name="P17">df /dev/sda<text:span text:style-name="T50">2</text:span> -H</text:p>
          </table:table-cell>
          <table:covered-table-cell/>
          <table:table-cell table:style-name="Table1.A4" table:number-columns-spanned="2" office:value-type="string">
            <text:p text:style-name="P42"><text:span text:style-name="T54">537M</text:span>B =&gt; <text:span text:style-name="T54">537</text:span>* 1000<text:span text:style-name="T53">2</text:span><text:span text:style-name="T38">/1024</text:span><text:span text:style-name="T53">2</text:span><text:span text:style-name="T39">= 512.123 MiB</text:span>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/dev/sda1 </text:p>
          </table:table-cell>
          <table:covered-table-cell/>
          <table:table-cell table:style-name="Table1.A7" table:number-columns-spanned="2" office:value-type="string">
            <text:list xml:id="list74432091168833" text:continue-numbering="true" text:style-name="L3">
              <text:list-header>
                <text:p text:style-name="P51">999M</text:p>
              </text:list-header>
            </text:list>
          </table:table-cell>
          <table:covered-table-cell/>
          <table:table-cell table:style-name="Table1.A7" table:number-columns-spanned="2" office:value-type="string">
            <text:p text:style-name="P17">df /dev/sda<text:span text:style-name="T50">1</text:span> -H</text:p>
          </table:table-cell>
          <table:covered-table-cell/>
          <table:table-cell table:style-name="Table1.A4" table:number-columns-spanned="2" office:value-type="string">
            <text:p text:style-name="P49"><text:span text:style-name="T32">999M</text:span><text:span text:style-name="T33">B =&gt; </text:span><text:span text:style-name="T32">999</text:span><text:span text:style-name="T33">*1000</text:span><text:span text:style-name="T34">2</text:span><text:span text:style-name="T36">/1024</text:span><text:span text:style-name="T34">2</text:span><text:span text:style-name="T35"> <text:s/></text:span><text:span text:style-name="T37">= 952 MiB</text:span></text:p>
          </table:table-cell>
          <table:covered-table-cell/>
        </table:table-row>
        <table:table-row table:style-name="Table1.4">
          <table:table-cell table:style-name="Table1.A10" table:number-columns-spanned="8" office:value-type="string">
            <text:p text:style-name="P65"><text:span text:style-name="T8">Verifica que os tamaños calculados no apartado anterior son os mesmos que obtendo dito valor co comando df empregando o parámetro que usa a escala de 1024.</text:span><text:span text:style-name="T2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2" office:value-type="string">
            <text:list xml:id="list74432403733677" text:continue-numbering="true" text:style-name="L3">
              <text:list-header>
                <text:p text:style-name="P70">Partición</text:p>
              </text:list-header>
            </text:list>
          </table:table-cell>
          <table:covered-table-cell/>
          <table:table-cell table:style-name="Table1.A6" table:number-columns-spanned="2" office:value-type="string">
            <text:p text:style-name="P46">Tamaño <text:span text:style-name="T51">(indica en que unidades se mostra)</text:span></text:p>
          </table:table-cell>
          <table:covered-table-cell/>
          <table:table-cell table:style-name="Table1.A6" table:number-columns-spanned="2" office:value-type="string">
            <text:p text:style-name="P47">Comando empregado</text:p>
          </table:table-cell>
          <table:covered-table-cell/>
          <table:table-cell table:style-name="Table1.G6" table:number-columns-spanned="2" office:value-type="string">
            <text:p text:style-name="P47">Expresa as contas realizadas para obter o tamaño en <text:s/><text:span text:style-name="T48">K</text:span>B ,MB ou GB 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Standard"><text:s/>/dev/sda3 </text:p>
          </table:table-cell>
          <table:covered-table-cell/>
          <table:table-cell table:style-name="Table1.A7" table:number-columns-spanned="2" office:value-type="string">
            <text:list xml:id="list74432807908028" text:continue-numbering="true" text:style-name="L3">
              <text:list-header>
                <text:p text:style-name="P36">9,3 <text:span text:style-name="T54">GiB</text:span></text:p>
              </text:list-header>
            </text:list>
          </table:table-cell>
          <table:covered-table-cell/>
          <table:table-cell table:style-name="Table1.A7" table:number-columns-spanned="2" office:value-type="string">
            <text:p text:style-name="P35">df /dev/sda3 -<text:span text:style-name="T54">h</text:span></text:p>
          </table:table-cell>
          <table:covered-table-cell/>
          <table:table-cell table:style-name="Table1.A4" table:number-columns-spanned="2" office:value-type="string">
            <text:p text:style-name="P42">9,3<text:span text:style-name="T54">GiB</text:span> =&gt; 9,3 *<text:span text:style-name="T52"> </text:span><text:span text:style-name="T38">1024</text:span><text:span text:style-name="T52">3 <text:s/></text:span><text:span text:style-name="T39"><text:s/>/ </text:span><text:span text:style-name="T38">1000</text:span><text:span text:style-name="T52">3 </text:span><text:span text:style-name="T39"><text:s text:c="2"/></text:span><text:span text:style-name="T40">= </text:span><text:span text:style-name="T56">9.9857 </text:span><text:span text:style-name="T57">GB</text:span>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/dev/sda2</text:p>
          </table:table-cell>
          <table:covered-table-cell/>
          <table:table-cell table:style-name="Table1.A7" table:number-columns-spanned="2" office:value-type="string">
            <text:p text:style-name="P45">512 MiB</text:p>
          </table:table-cell>
          <table:covered-table-cell/>
          <table:table-cell table:style-name="Table1.A7" table:number-columns-spanned="2" office:value-type="string">
            <text:p text:style-name="P17">df /dev/sda<text:span text:style-name="T50">2</text:span> -<text:span text:style-name="T54">h</text:span></text:p>
          </table:table-cell>
          <table:covered-table-cell/>
          <table:table-cell table:style-name="Table1.A4" table:number-columns-spanned="2" office:value-type="string">
            <text:p text:style-name="P42"><text:span text:style-name="T54">512 MiB</text:span>=&gt; <text:span text:style-name="T54">512</text:span>* <text:span text:style-name="T53"><text:s/></text:span><text:span text:style-name="T52">* </text:span><text:span text:style-name="T38">1024</text:span><text:span text:style-name="T53">2</text:span><text:span text:style-name="T52"> </text:span><text:span text:style-name="T39"><text:s/>/ </text:span><text:span text:style-name="T38">1000</text:span><text:span text:style-name="T53">2</text:span><text:span text:style-name="T52"> </text:span><text:span text:style-name="T39"><text:s/>= 536.870 </text:span><text:span text:style-name="T40">MB</text:span></text:p>
          </table:table-cell>
          <table:covered-table-cell/>
        </table:table-row>
        <text:soft-page-break/>
        <table:table-row table:style-name="Table1.4">
          <table:table-cell table:style-name="Table1.A3" table:number-columns-spanned="8" office:value-type="string">
            <text:p text:style-name="P66"><text:span text:style-name="T20"><text:s/></text:span><text:span text:style-name="T24">B</text:span><text:span text:style-name="T21">) </text:span><text:span text:style-name="T22"><text:s/></text:span><text:span text:style-name="T19">O comando </text:span><text:span text:style-name="T24">ls</text:span><text:span text:style-name="T1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5" table:number-columns-spanned="8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5" table:number-columns-spanned="8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7" office:value-type="string">
            <text:p text:style-name="P19">Hexadecimal</text:p>
          </table:table-cell>
          <table:table-cell table:style-name="Table1.A17" table:number-columns-spanned="2" office:value-type="string">
            <text:p text:style-name="P21">Red</text:p>
          </table:table-cell>
          <table:covered-table-cell/>
          <table:table-cell table:style-name="Table1.A17" table:number-columns-spanned="2" office:value-type="string">
            <text:p text:style-name="P19">Green</text:p>
          </table:table-cell>
          <table:covered-table-cell/>
          <table:table-cell table:style-name="Table1.A17" table:number-columns-spanned="2" office:value-type="string">
            <text:p text:style-name="P19">Blue</text:p>
          </table:table-cell>
          <table:covered-table-cell/>
          <table:table-cell table:style-name="Table1.A3" office:value-type="string">
            <text:p text:style-name="P20">Que nome ten a cor?</text:p>
          </table:table-cell>
        </table:table-row>
        <table:table-row table:style-name="Table1.4">
          <table:table-cell table:style-name="Table1.A7" office:value-type="string">
            <text:p text:style-name="P15">#7d7d7d</text:p>
          </table:table-cell>
          <table:table-cell table:style-name="Table1.A7" table:number-columns-spanned="2" office:value-type="string">
            <text:p text:style-name="P22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4" office:value-type="string">
            <text:p text:style-name="P22"/>
          </table:table-cell>
        </table:table-row>
        <table:table-row table:style-name="Table1.4">
          <table:table-cell table:style-name="Table1.A7" office:value-type="string">
            <text:p text:style-name="P15">#7d007d</text:p>
          </table:table-cell>
          <table:table-cell table:style-name="Table1.A7" table:number-columns-spanned="2" office:value-type="string">
            <text:p text:style-name="P22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4" office:value-type="string">
            <text:p text:style-name="P22"/>
          </table:table-cell>
        </table:table-row>
        <table:table-row table:style-name="Table1.4">
          <table:table-cell table:style-name="Table1.A7" office:value-type="string">
            <text:p text:style-name="P15">#7d007d</text:p>
          </table:table-cell>
          <table:table-cell table:style-name="Table1.A7" table:number-columns-spanned="2" office:value-type="string">
            <text:p text:style-name="P22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4" office:value-type="string">
            <text:p text:style-name="P22"/>
          </table:table-cell>
        </table:table-row>
        <table:table-row table:style-name="Table1.4">
          <table:table-cell table:style-name="Table1.A7" office:value-type="string">
            <text:p text:style-name="P15">#007d7d</text:p>
          </table:table-cell>
          <table:table-cell table:style-name="Table1.A7" table:number-columns-spanned="2" office:value-type="string">
            <text:p text:style-name="P22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4" office:value-type="string">
            <text:p text:style-name="P22"/>
          </table:table-cell>
        </table:table-row>
        <table:table-row table:style-name="Table1.4">
          <table:table-cell table:style-name="Table1.A7" office:value-type="string">
            <text:p text:style-name="P15">#7d7d00</text:p>
          </table:table-cell>
          <table:table-cell table:style-name="Table1.A7" table:number-columns-spanned="2" office:value-type="string">
            <text:p text:style-name="P23"/>
          </table:table-cell>
          <table:covered-table-cell/>
          <table:table-cell table:style-name="Table1.A7" table:number-columns-spanned="2" office:value-type="string">
            <text:p text:style-name="P23"/>
          </table:table-cell>
          <table:covered-table-cell/>
          <table:table-cell table:style-name="Table1.A7" table:number-columns-spanned="2" office:value-type="string">
            <text:p text:style-name="P26"/>
          </table:table-cell>
          <table:covered-table-cell/>
          <table:table-cell table:style-name="Table1.A4" office:value-type="string">
            <text:p text:style-name="P24"/>
          </table:table-cell>
        </table:table-row>
        <table:table-row table:style-name="Table1.4">
          <table:table-cell table:style-name="Table1.A7" office:value-type="string">
            <text:p text:style-name="P15">#befac7</text:p>
          </table:table-cell>
          <table:table-cell table:style-name="Table1.A7" table:number-columns-spanned="2" office:value-type="string">
            <text:p text:style-name="P24"/>
          </table:table-cell>
          <table:covered-table-cell/>
          <table:table-cell table:style-name="Table1.A7" table:number-columns-spanned="2" office:value-type="string">
            <text:p text:style-name="P26"/>
          </table:table-cell>
          <table:covered-table-cell/>
          <table:table-cell table:style-name="Table1.A7" table:number-columns-spanned="2" office:value-type="string">
            <text:p text:style-name="P26"/>
          </table:table-cell>
          <table:covered-table-cell/>
          <table:table-cell table:style-name="Table1.A4" office:value-type="string">
            <text:p text:style-name="P24"/>
          </table:table-cell>
        </table:table-row>
        <table:table-row table:style-name="Table1.4">
          <table:table-cell table:style-name="Table1.A7" office:value-type="string">
            <text:p text:style-name="P15">#fabebe</text:p>
          </table:table-cell>
          <table:table-cell table:style-name="Table1.A7" table:number-columns-spanned="2" office:value-type="string">
            <text:p text:style-name="P22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4" office:value-type="string">
            <text:p text:style-name="P24"/>
          </table:table-cell>
        </table:table-row>
        <table:table-row table:style-name="Table1.4">
          <table:table-cell table:style-name="Table1.A7" office:value-type="string">
            <text:p text:style-name="P15">#bed7fa</text:p>
          </table:table-cell>
          <table:table-cell table:style-name="Table1.A7" table:number-columns-spanned="2" office:value-type="string">
            <text:p text:style-name="P24"/>
          </table:table-cell>
          <table:covered-table-cell/>
          <table:table-cell table:style-name="Table1.A7" table:number-columns-spanned="2" office:value-type="string">
            <text:p text:style-name="P26"/>
          </table:table-cell>
          <table:covered-table-cell/>
          <table:table-cell table:style-name="Table1.A7" table:number-columns-spanned="2" office:value-type="string">
            <text:p text:style-name="P26"/>
          </table:table-cell>
          <table:covered-table-cell/>
          <table:table-cell table:style-name="Table1.A4" office:value-type="string">
            <text:p text:style-name="P27"/>
          </table:table-cell>
        </table:table-row>
        <table:table-row table:style-name="Table1.4">
          <table:table-cell table:style-name="Table1.A3" table:number-columns-spanned="8" office:value-type="string">
            <text:p text:style-name="P10">D) A iluminación RGB Gamming 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4" table:number-columns-spanned="8" office:value-type="string">
            <text:p text:style-name="P31"><text:a xlink:type="simple" xlink:href="https://chmod-calculator.com/" text:style-name="Internet_20_link" text:visited-style-name="Visited_20_Internet_20_Link">N</text:a><text:span text:style-name="T4">a actualidade está de moda que os equipos Gamer dispoñan de sistemas de iluminación RGB. Estes sistemas están conformados </text:span><text:span text:style-name="T9">por diodos LED que a súa vez conten outros tres que representan o RGB.</text:span><text:span text:style-name="T4"> </text:span><text:span text:style-name="T5"><text:s/></text:span></text:p>
            <text:p text:style-name="P30"/>
            <text:p text:style-name="P32"><text:span text:style-name="T5">P</text:span><text:span text:style-name="T3">odemos encontrarnos no mercado sistemas que representan 7 cores, isto quere dicir que emprega 3 bits. Isto é asi porque 111</text:span><text:span text:style-name="T12">2</text:span><text:span text:style-name="T13"> = 7</text:span><text:span text:style-name="T12">10</text:span><text:span text:style-name="T13">. </text:span></text:p>
            <text:p text:style-name="P30"/>
            <text:p text:style-name="P33"><text:span text:style-name="T11">R</text:span><text:span text:style-name="T10">esponde as seguintes cuestións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8" table:number-columns-spanned="8" office:value-type="string">
            <text:p text:style-name="P28">Un sistema que representa 256 cores cantos bits precisa? Cal sería o valor en binario e decimal do maior cor que codificaría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4" table:number-columns-spanned="8" office:value-type="string">
            <text:p text:style-name="P52"/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8" table:number-columns-spanned="8" office:value-type="string">
            <text:p text:style-name="P29">Un sistema con 24 bits cantas cores podería representar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4" table:number-columns-spanned="8" office:value-type="string"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8" table:number-columns-spanned="8" office:value-type="string">
            <text:p text:style-name="P29">Investiga sobre os sistemas como Razer Chroma, Asus RGB Aura ou MSI Mystic Light. Cantos bits empregan para as cores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4" table:number-columns-spanned="8" office:value-type="string">
            <text:p text:style-name="P2"/>
            <text:p text:style-name="P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" svg:font-family="arial, sans-serif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2</text:page-number><text:s/>de <text:page-count>2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4</meta:editing-cycles>
    <meta:creation-date>2019-11-09T13:25:03.151138236</meta:creation-date>
    <meta:editing-duration>PT10H49M22S</meta:editing-duration>
    <meta:generator>LibreOffice/6.4.7.2$Linux_X86_64 LibreOffice_project/40$Build-2</meta:generator>
    <dc:subject>Práctica 0 - Entrega Material</dc:subject>
    <dc:title>Taller - MME</dc:title>
    <dc:date>2022-09-29T07:44:31.253535768</dc:date>
    <dc:creator>belay </dc:creator>
    <meta:document-statistic meta:table-count="2" meta:image-count="2" meta:object-count="0" meta:page-count="2" meta:paragraph-count="82" meta:word-count="476" meta:character-count="2752" meta:non-whitespace-character-count="22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